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29f9e" officeooo:paragraph-rsid="00029f9e"/>
    </style:style>
    <style:style style:name="P2" style:family="paragraph" style:parent-style-name="Standard">
      <style:paragraph-properties>
        <style:tab-stops>
          <style:tab-stop style:position="10.783cm"/>
        </style:tab-stops>
      </style:paragraph-properties>
      <style:text-properties officeooo:rsid="00029f9e" officeooo:paragraph-rsid="00029f9e"/>
    </style:style>
    <style:style style:name="P3" style:family="paragraph" style:parent-style-name="Standard">
      <style:paragraph-properties>
        <style:tab-stops>
          <style:tab-stop style:position="10.783cm"/>
        </style:tab-stops>
      </style:paragraph-properties>
      <style:text-properties officeooo:rsid="0002a850" officeooo:paragraph-rsid="0002a850"/>
    </style:style>
    <style:style style:name="P4" style:family="paragraph" style:parent-style-name="Standard">
      <style:paragraph-properties>
        <style:tab-stops>
          <style:tab-stop style:position="10.783cm"/>
        </style:tab-stops>
      </style:paragraph-properties>
      <style:text-properties officeooo:rsid="00041be8" officeooo:paragraph-rsid="00041be8"/>
    </style:style>
    <style:style style:name="P5" style:family="paragraph" style:parent-style-name="Standard">
      <style:paragraph-properties>
        <style:tab-stops>
          <style:tab-stop style:position="10.783cm"/>
        </style:tab-stops>
      </style:paragraph-properties>
      <style:text-properties officeooo:rsid="00043c1e" officeooo:paragraph-rsid="00043c1e"/>
    </style:style>
    <style:style style:name="P6" style:family="paragraph" style:parent-style-name="Standard">
      <style:paragraph-properties fo:text-align="center" style:justify-single-word="false"/>
      <style:text-properties fo:font-size="24pt" fo:font-weight="bold" officeooo:rsid="000749d6" officeooo:paragraph-rsid="000749d6" style:font-size-asian="21pt" style:font-weight-asian="bold" style:font-size-complex="24pt" style:font-weight-complex="bold"/>
    </style:style>
    <style:style style:name="P7" style:family="paragraph" style:parent-style-name="Standard">
      <style:paragraph-properties fo:text-align="end" style:justify-single-word="false"/>
      <style:text-properties fo:font-size="12pt" fo:font-weight="bold" officeooo:rsid="000749d6" officeooo:paragraph-rsid="000749d6" style:font-size-asian="10.5pt" style:font-weight-asian="bold" style:font-size-complex="12pt" style:font-weight-complex="bold"/>
    </style:style>
    <style:style style:name="P8" style:family="paragraph" style:parent-style-name="Standard">
      <style:paragraph-properties>
        <style:tab-stops>
          <style:tab-stop style:position="10.783cm"/>
        </style:tab-stops>
      </style:paragraph-properties>
      <style:text-properties officeooo:rsid="000922b6" officeooo:paragraph-rsid="000922b6"/>
    </style:style>
    <style:style style:name="P9" style:family="paragraph" style:parent-style-name="Standard">
      <style:paragraph-properties>
        <style:tab-stops>
          <style:tab-stop style:position="10.783cm"/>
        </style:tab-stops>
      </style:paragraph-properties>
      <style:text-properties officeooo:rsid="000b1c52" officeooo:paragraph-rsid="000b1c52"/>
    </style:style>
    <style:style style:name="P10" style:family="paragraph" style:parent-style-name="Standard">
      <style:paragraph-properties>
        <style:tab-stops>
          <style:tab-stop style:position="10.783cm"/>
        </style:tab-stops>
      </style:paragraph-properties>
      <style:text-properties officeooo:rsid="000d15e5" officeooo:paragraph-rsid="000d15e5"/>
    </style:style>
    <style:style style:name="P11" style:family="paragraph" style:parent-style-name="Standard">
      <style:paragraph-properties fo:text-align="center" style:justify-single-word="false"/>
      <style:text-properties fo:font-size="18pt" fo:font-weight="bold" officeooo:rsid="000749d6" officeooo:paragraph-rsid="000749d6" style:font-size-asian="18pt" style:font-weight-asian="bold" style:font-size-complex="18pt" style:font-weight-complex="bold"/>
    </style:style>
    <style:style style:name="P12" style:family="paragraph" style:parent-style-name="Standard">
      <style:text-properties fo:font-weight="bold" officeooo:rsid="000d6076" officeooo:paragraph-rsid="000d6076" style:font-weight-asian="bold" style:font-weight-complex="bold"/>
    </style:style>
    <style:style style:name="P13" style:family="paragraph" style:parent-style-name="Standard">
      <style:paragraph-properties>
        <style:tab-stops>
          <style:tab-stop style:position="10.783cm"/>
        </style:tab-stops>
      </style:paragraph-properties>
      <style:text-properties fo:font-weight="bold" officeooo:rsid="000d6076" officeooo:paragraph-rsid="000d6076" style:font-weight-asian="bold" style:font-weight-complex="bold"/>
    </style:style>
    <style:style style:name="P14" style:family="paragraph" style:parent-style-name="Standard">
      <style:paragraph-properties>
        <style:tab-stops>
          <style:tab-stop style:position="10.783cm"/>
        </style:tab-stops>
      </style:paragraph-properties>
      <style:text-properties fo:font-weight="bold" officeooo:rsid="00041be8" officeooo:paragraph-rsid="00041be8" style:font-weight-asian="bold" style:font-weight-complex="bold"/>
    </style:style>
    <style:style style:name="P15" style:family="paragraph" style:parent-style-name="Standard">
      <style:paragraph-properties>
        <style:tab-stops>
          <style:tab-stop style:position="10.783cm"/>
        </style:tab-stops>
      </style:paragraph-properties>
      <style:text-properties fo:font-weight="bold" officeooo:rsid="00043c1e" officeooo:paragraph-rsid="00043c1e" style:font-weight-asian="bold" style:font-weight-complex="bold"/>
    </style:style>
    <style:style style:name="P16" style:family="paragraph" style:parent-style-name="Standard">
      <style:paragraph-properties>
        <style:tab-stops>
          <style:tab-stop style:position="10.783cm"/>
        </style:tab-stops>
      </style:paragraph-properties>
      <style:text-properties fo:font-weight="bold" officeooo:rsid="000d15e5" officeooo:paragraph-rsid="000d15e5" style:font-weight-asian="bold" style:font-weight-complex="bold"/>
    </style:style>
    <style:style style:name="P17" style:family="paragraph" style:parent-style-name="Standard" style:list-style-name="L1">
      <style:text-properties officeooo:rsid="00029f9e" officeooo:paragraph-rsid="00029f9e"/>
    </style:style>
    <style:style style:name="P18" style:family="paragraph" style:parent-style-name="Standard" style:list-style-name="L2">
      <style:paragraph-properties>
        <style:tab-stops>
          <style:tab-stop style:position="10.783cm"/>
        </style:tab-stops>
      </style:paragraph-properties>
      <style:text-properties officeooo:rsid="00029f9e" officeooo:paragraph-rsid="00029f9e"/>
    </style:style>
    <style:style style:name="P19" style:family="paragraph" style:parent-style-name="Standard" style:list-style-name="L2">
      <style:paragraph-properties>
        <style:tab-stops>
          <style:tab-stop style:position="10.783cm"/>
        </style:tab-stops>
      </style:paragraph-properties>
      <style:text-properties officeooo:rsid="000ffed5" officeooo:paragraph-rsid="0014ae78"/>
    </style:style>
    <style:style style:name="P20" style:family="paragraph" style:parent-style-name="Standard" style:list-style-name="L3">
      <style:paragraph-properties>
        <style:tab-stops>
          <style:tab-stop style:position="10.783cm"/>
        </style:tab-stops>
      </style:paragraph-properties>
      <style:text-properties officeooo:rsid="00041be8" officeooo:paragraph-rsid="00041be8"/>
    </style:style>
    <style:style style:name="P21" style:family="paragraph" style:parent-style-name="Standard" style:list-style-name="L3">
      <style:paragraph-properties>
        <style:tab-stops>
          <style:tab-stop style:position="10.783cm"/>
        </style:tab-stops>
      </style:paragraph-properties>
      <style:text-properties officeooo:rsid="000b1c52" officeooo:paragraph-rsid="000b1c52"/>
    </style:style>
    <style:style style:name="P22" style:family="paragraph" style:parent-style-name="Standard">
      <style:paragraph-properties>
        <style:tab-stops>
          <style:tab-stop style:position="10.783cm"/>
        </style:tab-stops>
      </style:paragraph-properties>
      <style:text-properties officeooo:rsid="000b1c52" officeooo:paragraph-rsid="000b1c52"/>
    </style:style>
    <style:style style:name="P23" style:family="paragraph" style:parent-style-name="Standard" style:list-style-name="L1">
      <style:text-properties officeooo:rsid="0015e652" officeooo:paragraph-rsid="0015e652"/>
    </style:style>
    <style:style style:name="P24" style:family="paragraph" style:parent-style-name="Standard">
      <style:paragraph-properties>
        <style:tab-stops>
          <style:tab-stop style:position="10.783cm"/>
        </style:tab-stops>
      </style:paragraph-properties>
      <style:text-properties fo:font-weight="bold" officeooo:rsid="00166077" officeooo:paragraph-rsid="00166077" style:font-weight-asian="bold" style:font-weight-complex="bold"/>
    </style:style>
    <style:style style:name="P25" style:family="paragraph" style:parent-style-name="Standard">
      <style:paragraph-properties>
        <style:tab-stops>
          <style:tab-stop style:position="10.783cm"/>
        </style:tab-stops>
      </style:paragraph-properties>
      <style:text-properties fo:font-weight="bold" officeooo:rsid="001e6dd5" officeooo:paragraph-rsid="001e6dd5" style:font-weight-asian="bold" style:font-weight-complex="bold"/>
    </style:style>
    <style:style style:name="P26" style:family="paragraph" style:parent-style-name="Standard">
      <style:paragraph-properties>
        <style:tab-stops>
          <style:tab-stop style:position="10.783cm"/>
        </style:tab-stops>
      </style:paragraph-properties>
      <style:text-properties fo:font-weight="normal" officeooo:rsid="00166077" officeooo:paragraph-rsid="001e6dd5" style:font-weight-asian="normal" style:font-weight-complex="normal"/>
    </style:style>
    <style:style style:name="T1" style:family="text">
      <style:text-properties officeooo:rsid="000922b6"/>
    </style:style>
    <style:style style:name="T2" style:family="text">
      <style:text-properties fo:font-style="italic"/>
    </style:style>
    <style:style style:name="T3" style:family="text">
      <style:text-properties officeooo:rsid="000d8f58"/>
    </style:style>
    <style:style style:name="T4" style:family="text">
      <style:text-properties officeooo:rsid="000eacad"/>
    </style:style>
    <style:style style:name="T5" style:family="text">
      <style:text-properties officeooo:rsid="000fe390"/>
    </style:style>
    <style:style style:name="T6" style:family="text">
      <style:text-properties officeooo:rsid="00112890"/>
    </style:style>
    <style:style style:name="T7" style:family="text">
      <style:text-properties officeooo:rsid="00130102"/>
    </style:style>
    <style:style style:name="T8" style:family="text">
      <style:text-properties officeooo:rsid="0014ae78"/>
    </style:style>
    <style:style style:name="T9" style:family="text">
      <style:text-properties officeooo:rsid="001847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C-390 <text:span text:style-name="T6">Progress Report</text:span></text:p>
      <text:p text:style-name="P11">An Intel 8088 Assembler and Simulator</text:p>
      <text:p text:style-name="P7"/>
      <text:p text:style-name="P7">Brydon Eastman</text:p>
      <text:p text:style-name="P7"><text:span text:style-name="T3">December</text:span> 1, 2013</text:p>
      <text:p text:style-name="P7">Dr. Schuurman</text:p>
      <text:p text:style-name="P1"/>
      <text:p text:style-name="P12">Aims and Objectives:</text:p>
      <text:p text:style-name="P12"/>
      <text:p text:style-name="P1">For my project I <text:span text:style-name="T7">have been making </text:span>an Intel 8088 Assembler and Simulator for students and professionals alike. <text:s/>The current assembler and simulator pushed by Dr. Tanenbaum is very buggy. <text:s/>Also it is only a command line tool – and I strongly believe a clever interface would only aid in the understanding of the CPU architecture. <text:s/>The main goals of the program are:</text:p>
      <text:list xml:id="list6621750759088900458" text:style-name="L1">
        <text:list-item>
          <text:p text:style-name="P17">To assemble and run Intel 8088 code</text:p>
        </text:list-item>
        <text:list-item>
          <text:p text:style-name="P17">To have a clean, attractive, and easy to understand interface that not only serves to aid in the assembling and simulating of assembly code but also in giving deeper intuition and understanding to the CPU itself.</text:p>
        </text:list-item>
        <text:list-item>
          <text:p text:style-name="P23">To give clear understandings of what each instruction can do</text:p>
        </text:list-item>
      </text:list>
      <text:p text:style-name="P2">However as iterations of the program release I foresee certain secondary “stretch-goals”:</text:p>
      <text:list xml:id="list2793711197970526231" text:style-name="L2">
        <text:list-item>
          <text:p text:style-name="P18">To allow users to write code in a friendly IDE with code-suggestions and support.</text:p>
        </text:list-item>
        <text:list-item>
          <text:p text:style-name="P19">To branch the proje<text:span text:style-name="T8">c</text:span>t into a secondary ARM processor project</text:p>
        </text:list-item>
      </text:list>
      <text:p text:style-name="P3"/>
      <text:p text:style-name="P13">Design Norms:</text:p>
      <text:p text:style-name="P13"/>
      <text:p text:style-name="P3">I believe this project is very culturally appropriate – it is being designed primarily for use by students wishing to learn assembly language. <text:s/>In that way I hope it alleviates many burdens! <text:s/>I hope that by providing this program students will find it easier to see how (and why) assembly language works and that the intuition that comes with that will assist in their learning of assembly. <text:s/>Now the design of the program will be purposefully modular and open-sourced. <text:s/>In this way I hope to be as open and communicative as possible by showing users exactly what code they are running. <text:s/>I also hope that, as a testament to stewardship, the program is conducive to upgrades and mutations by the open-source community. <text:s/>Aesthetically is where I hope the program really shines. <text:s/>I believe that in this way I can cleverly design a piece of software that not only is technically pleasing and sound in its minutiae but that is also aesthetically pleasing and a joy to use. <text:s/>This really hits the nail on the head of why I think this tool is needed when the Tanenbaum-provided tool already exists. <text:s/>Because not only is the Tanenbaum tracer is technically lacking and full of bugs but, as a command line tool, it is aesthetically stinted. <text:s/>I will provide my program under the GPL in order to truly bring justice to both myself and my users. </text:p>
      <text:p text:style-name="P3"/>
      <text:p text:style-name="P14">User Stories:</text:p>
      <text:p text:style-name="P4"/>
      <text:p text:style-name="P4">I am a professor and I want a tool for teaching assembly language</text:p>
      <text:p text:style-name="P4">I am a student and I want a tool for understanding my assembly code.</text:p>
      <text:p text:style-name="P4">I am a student and I want a program that will run my assembly code and look good doing it.</text:p>
      <text:p text:style-name="P8">I am a programmer and I want a graphical interface for simulating assembly code.</text:p>
      <text:p text:style-name="P8">I am an engineer and I need a reliable tool for simulating assembly code before I put it in PROM.</text:p>
      <text:p text:style-name="P4"/>
      <text:p text:style-name="P15">Acceptance Tests:</text:p>
      <text:p text:style-name="P5"/>
      <text:p text:style-name="P5">I will know I am done my main goals when I can assemble and simulate any of the dozens of assembly-language files I have written without issue. I will know I am done when every instruction <text:soft-page-break/>in the 8088 instruction set assembles and runs the way it is intended to (as per the specification of the 8088 instruction set) <text:span text:style-name="T1">without disturbing any of the memory data that it has not been explicitly documented as disturbing</text:span>. <text:s/>I will know the interface is ready when it displays the entire 8088 CPU with relevant information in the relevant parts (i.e. register info over the registers, etc.). <text:s/><text:span text:style-name="T5">The objects in the interface will need to be as self-evident as possible.</text:span></text:p>
      <text:p text:style-name="P4"/>
      <text:p text:style-name="P14">Software Tools:</text:p>
      <text:list xml:id="list5625187317092575448" text:style-name="L3">
        <text:list-item>
          <text:p text:style-name="P20">Eclipse <text:span text:style-name="T4">+ Pydev</text:span></text:p>
        </text:list-item>
        <text:list-item>
          <text:p text:style-name="P20">Glade Interface Designer</text:p>
        </text:list-item>
        <text:list-item>
          <text:p text:style-name="P21">Tanenbaum's AS88 and T88</text:p>
        </text:list-item>
      </text:list>
      <text:p text:style-name="P9"/>
      <text:p text:style-name="P24">Completed Features:</text:p>
      <text:p text:style-name="P26">The biggest thing has been a clear definition of the data s<text:span text:style-name="T9">tructures and how they interface with the rest of the projected. <text:s/>A clear distinction between form and function has been defined in keeping the GUI elements and CPU elements as distinct as possible. <text:s/>The GUI is slowly being refined with which iteration but is still very rough. <text:s/>However some things of note in the GUI are the use of tooltips and highlighting in the memory section to demonstrate intended buffer bounds. <text:s/>A large chunk of the instruction set has been defined. <text:s/>Assembly code files can be loaded in and ran (providing they use the instructions so far defined) in doing so users can “inject” a line of code at any point (for the sake of seeing how things work). <text:s/>Memory addressing, the stack, and all 16 and 8 bit registers have been successfully implemented. <text:s/></text:span></text:p>
      <text:p text:style-name="P26"/>
      <text:p text:style-name="P25">Goals for Next Term</text:p>
      <text:p text:style-name="P26"><text:span text:style-name="T9">My goal is to have the instruction set fully implemented by the end of January. <text:s/>In doing so I will be able to really focus on how the user interfaces with the program and expanding upon that. <text:s/>The biggest aim of the project is pedagogy – learning assembly is difficult enough, I don't want the tool to become something new that must be learned. <text:s/>So I think it is of the utmost important to spend a couple months seriously defining features whose sole purpose is interfacing the user with the machine in an intuitive, and elegant way. <text:s/>Of these the features like memory tooltips and highlighting are only the fore-runnners.</text:span></text:p>
      <text:p text:style-name="P9"/>
      <text:p text:style-name="P16">References:</text:p>
      <text:p text:style-name="P10"/>
      <text:p text:style-name="P10">Dumbill, Edd, and Niel M. Bornstein. <text:span text:style-name="T2">Mono: A Developer's Notebook</text:span>. Sebastopol, CA: O'Reilly, 2004. Print.</text:p>
      <text:p text:style-name="P10"/>
      <text:p text:style-name="Standard">Tanenbaum, Andrew S., and Todd Austin. <text:span text:style-name="T2">Structured Computer Organization</text:span>. Boston: Pearson, 2013. 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don Eastman</meta:initial-creator>
    <meta:creation-date>2013-10-01T08:44:47.473528860</meta:creation-date>
    <dc:date>2013-12-03T00:27:27.256098021</dc:date>
    <dc:creator>Brydon Eastman</dc:creator>
    <meta:editing-duration>PT1H30M24S</meta:editing-duration>
    <meta:editing-cycles>33</meta:editing-cycles>
    <meta:generator>LibreOffice/4.1.2.3$Linux_X86_64 LibreOffice_project/410m0$Build-3</meta:generator>
    <meta:document-statistic meta:table-count="0" meta:image-count="0" meta:object-count="0" meta:page-count="2" meta:paragraph-count="34" meta:word-count="914" meta:character-count="5264" meta:non-whitespace-character-count="4361"/>
  </office:meta>
</office:document-meta>
</file>